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acy</text:p>
      <text:p text:style-name="Standard"/>
      <text:list text:style-name="L1">
        <text:list-item>
          <text:p text:style-name="P1">Wstęp</text:p>
        </text:list-item>
      </text:list>
      <text:list text:style-name="L3">
        <text:list-item>
          <text:p text:style-name="P2">uzasadnienie wyboru tematu</text:p>
        </text:list-item>
        <text:list-item>
          <text:p text:style-name="P2">wizja i streszczenie pracy</text:p>
        </text:list-item>
      </text:list>
      <text:p text:style-name="Standard"/>
      <text:list text:style-name="L1" text:continue-numbering="true">
        <text:list-item>
          <text:p text:style-name="P1">Analiza domeny i konkurencji</text:p>
        </text:list-item>
      </text:list>
      <text:list text:style-name="L4">
        <text:list-item>
          <text:p text:style-name="P3">informacje o branży</text:p>
        </text:list-item>
        <text:list-item>
          <text:p text:style-name="P3">krótka historia</text:p>
        </text:list-item>
        <text:list-item>
          <text:p text:style-name="P3">przedstawienie technologii</text:p>
        </text:list-item>
        <text:list-item>
          <text:p text:style-name="P3">porównanie na tle konkurencji</text:p>
          <text:p text:style-name="P3"/>
        </text:list-item>
      </text:list>
      <text:list text:style-name="L1" text:continue-numbering="true">
        <text:list-item>
          <text:p text:style-name="P1">Modelowanie i projekt</text:p>
        </text:list-item>
      </text:list>
      <text:list text:style-name="L5">
        <text:list-item>
          <text:p text:style-name="P4">Diagram przypadków użycia</text:p>
        </text:list-item>
        <text:list-item>
          <text:p text:style-name="P4">Opisy</text:p>
        </text:list-item>
        <text:list-item>
          <text:p text:style-name="P4">Architektura</text:p>
        </text:list-item>
        <text:list-item>
          <text:p text:style-name="P4">Słownik</text:p>
          <text:p text:style-name="P4"/>
        </text:list-item>
      </text:list>
      <text:list text:style-name="L1" text:continue-numbering="true">
        <text:list-item>
          <text:p text:style-name="P1">Wybór i uzasadnienie technologii narzędzi</text:p>
        </text:list-item>
      </text:list>
      <text:list text:style-name="L6">
        <text:list-item>
          <text:p text:style-name="P5">Język programowania</text:p>
        </text:list-item>
        <text:list-item>
          <text:p text:style-name="P5">Interfejs użytkownika</text:p>
        </text:list-item>
        <text:list-item>
          <text:p text:style-name="P5">Środowisko pracy</text:p>
        </text:list-item>
        <text:list-item>
          <text:p text:style-name="P5">Kontrola wersji</text:p>
          <text:p text:style-name="P5"/>
        </text:list-item>
      </text:list>
      <text:list text:style-name="L1" text:continue-numbering="true">
        <text:list-item>
          <text:p text:style-name="P1">Implementacja i testowanie</text:p>
        </text:list-item>
      </text:list>
      <text:list text:style-name="L7">
        <text:list-item>
          <text:p text:style-name="P6">Różnica implementacji względem projektu</text:p>
        </text:list-item>
        <text:list-item>
          <text:p text:style-name="P6">Diagram klas</text:p>
        </text:list-item>
        <text:list-item>
          <text:p text:style-name="P6">Listingi</text:p>
        </text:list-item>
        <text:list-item>
          <text:p text:style-name="P6">Testy</text:p>
        </text:list-item>
        <text:list-item>
          <text:p text:style-name="P6">Projekt interfejsu</text:p>
        </text:list-item>
        <text:list-item>
          <text:p text:style-name="P6">Droga „od problemu do rozwiązania”</text:p>
          <text:p text:style-name="P6"/>
        </text:list-item>
      </text:list>
      <text:list text:style-name="L1" text:continue-numbering="true">
        <text:list-item>
          <text:p text:style-name="P1">Podsumowanie</text:p>
        </text:list-item>
        <text:list-item>
          <text:p text:style-name="P1">Załączniki i dodatki</text:p>
        </text:list-item>
        <text:list-item>
          <text:p text:style-name="P1">Bibliografia i wykaz źródeł widz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12T10:02:03</meta:creation-date>
    <dc:date>2008-05-12T10:08:35</dc:date>
    <meta:editing-cycles>1</meta:editing-cycles>
    <meta:editing-duration>PT6M32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29" meta:word-count="74" meta:character-count="573"/>
  </office:meta>
</office:document-meta>
</file>